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5"/>
    <style:style style:name="ce3" style:family="table-cell" style:parent-style-name="Default" style:data-style-name="N0"/>
    <style:style style:name="ce4" style:family="table-cell" style:parent-style-name="Default" style:data-style-name="N26"/>
    <style:style style:name="ce5" style:family="table-cell" style:parent-style-name="Porcentaje" style:data-style-name="N13"/>
    <style:style style:name="ce6" style:family="table-cell" style:parent-style-name="Porcentaje" style:data-style-name="N14"/>
    <style:style style:name="ce7" style:family="table-cell" style:parent-style-name="Default" style:data-style-name="N14"/>
    <style:style style:name="ce8" style:family="table-cell" style:parent-style-name="Porcentaje" style:data-style-name="N13"/>
    <style:style style:name="ce9" style:family="table-cell" style:parent-style-name="Default" style:data-style-name="N2"/>
    <style:style style:name="ce10" style:family="table-cell" style:parent-style-name="Default" style:data-style-name="N36"/>
    <style:style style:name="ce11" style:family="table-cell" style:parent-style-name="Porcentaje" style:data-style-name="N2"/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3.095625cm" style:use-optimal-column-width="true"/>
    </style:style>
    <style:style style:name="co3" style:family="table-column">
      <style:table-column-properties fo:break-before="auto" style:column-width="2.301875cm" style:use-optimal-column-width="true"/>
    </style:style>
    <style:style style:name="co4" style:family="table-column">
      <style:table-column-properties fo:break-before="auto" style:column-width="2.8575cm" style:use-optimal-column-width="true"/>
    </style:style>
    <style:style style:name="co5" style:family="table-column">
      <style:table-column-properties fo:break-before="auto" style:column-width="2.83104166666667cm" style:use-optimal-column-width="true"/>
    </style:style>
    <style:style style:name="co6" style:family="table-column">
      <style:table-column-properties fo:break-before="auto" style:column-width="3.571875cm" style:use-optimal-column-width="true"/>
    </style:style>
    <style:style style:name="co7" style:family="table-column">
      <style:table-column-properties fo:break-before="auto" style:column-width="3.70416666666667cm" style:use-optimal-column-width="true"/>
    </style:style>
    <style:style style:name="co8" style:family="table-column">
      <style:table-column-properties fo:break-before="auto" style:column-width="4.28625cm" style:use-optimal-column-width="true"/>
    </style:style>
    <style:style style:name="co9" style:family="table-column">
      <style:table-column-properties fo:break-before="auto" style:column-width="4.524375cm" style:use-optimal-column-width="true"/>
    </style:style>
    <style:style style:name="co10" style:family="table-column">
      <style:table-column-properties fo:break-before="auto" style:column-width="2.98979166666667cm" style:use-optimal-column-width="true"/>
    </style:style>
    <style:style style:name="co11" style:family="table-column">
      <style:table-column-properties fo:break-before="auto" style:column-width="3.20145833333333cm" style:use-optimal-column-width="true"/>
    </style:style>
    <style:style style:name="co12" style:family="table-column">
      <style:table-column-properties fo:break-before="auto" style:column-width="3.30729166666667cm" style:use-optimal-column-width="true"/>
    </style:style>
    <style:style style:name="co13" style:family="table-column">
      <style:table-column-properties fo:break-before="auto" style:column-width="4.39208333333333cm" style:use-optimal-column-width="true"/>
    </style:style>
    <style:style style:name="co14" style:family="table-column">
      <style:table-column-properties fo:break-before="auto" style:column-width="2.778125cm" style:use-optimal-column-width="true"/>
    </style:style>
    <style:style style:name="co15" style:family="table-column">
      <style:table-column-properties fo:break-before="auto" style:column-width="4.89479166666667cm" style:use-optimal-column-width="true"/>
    </style:style>
    <style:style style:name="co16" style:family="table-column">
      <style:table-column-properties fo:break-before="auto" style:column-width="2.24895833333333cm" style:use-optimal-column-width="true"/>
    </style:style>
    <style:style style:name="co17" style:family="table-column">
      <style:table-column-properties fo:break-before="auto" style:column-width="2.32833333333333cm" style:use-optimal-column-width="true"/>
    </style:style>
    <style:style style:name="co18" style:family="table-column">
      <style:table-column-properties fo:break-before="auto" style:column-width="4.49791666666667cm" style:use-optimal-column-width="true"/>
    </style:style>
    <style:style style:name="co19" style:family="table-column">
      <style:table-column-properties fo:break-before="auto" style:column-width="4.65666666666667cm" style:use-optimal-column-width="true"/>
    </style:style>
    <style:style style:name="co20" style:family="table-column">
      <style:table-column-properties fo:break-before="auto" style:column-width="3.99520833333333cm" style:use-optimal-column-width="true"/>
    </style:style>
    <style:style style:name="co21" style:family="table-column">
      <style:table-column-properties fo:break-before="auto" style:column-width="5.05354166666667cm" style:use-optimal-column-width="true"/>
    </style:style>
    <style:style style:name="co22" style:family="table-column">
      <style:table-column-properties fo:break-before="auto" style:column-width="5.55625cm" style:use-optimal-column-width="true"/>
    </style:style>
    <style:style style:name="co23" style:family="table-column">
      <style:table-column-properties fo:break-before="auto" style:column-width="5.9531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1"/>
        <table:table-column table:style-name="co1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" table:number-columns-repeated="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" table:default-cell-style-name="ce1"/>
        <table:table-column table:style-name="co16" table:default-cell-style-name="ce1"/>
        <table:table-column table:style-name="co17" table:default-cell-style-name="ce1"/>
        <table:table-column table:style-name="co14" table:default-cell-style-name="ce1"/>
        <table:table-column table:style-name="co18" table:default-cell-style-name="ce1"/>
        <table:table-column table:style-name="co1" table:number-columns-repeated="16357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Language</text:p>
          </table:table-cell>
          <table:table-cell office:value-type="string" table:style-name="ce1">
            <text:p>Start time</text:p>
          </table:table-cell>
          <table:table-cell office:value-type="string" table:style-name="ce1">
            <text:p>End time</text:p>
          </table:table-cell>
          <table:table-cell office:value-type="string" table:style-name="ce3">
            <text:p>Elapsed time</text:p>
          </table:table-cell>
          <table:table-cell office:value-type="string" table:style-name="ce3">
            <text:p>Elapsed seconds</text:p>
          </table:table-cell>
          <table:table-cell office:value-type="string" table:style-name="ce3">
            <text:p>Mousotron time</text:p>
          </table:table-cell>
          <table:table-cell office:value-type="string" table:style-name="ce3">
            <text:p>Mousotron idle time</text:p>
          </table:table-cell>
          <table:table-cell office:value-type="string" table:style-name="ce3">
            <text:p>Mousotron total time</text:p>
          </table:table-cell>
          <table:table-cell office:value-type="string" table:style-name="ce3">
            <text:p>Mousotron total seconds</text:p>
          </table:table-cell>
          <table:table-cell office:value-type="string" table:style-name="ce1">
            <text:p>Completeness Percentage</text:p>
          </table:table-cell>
          <table:table-cell office:value-type="string" table:style-name="ce1">
            <text:p>Precision</text:p>
          </table:table-cell>
          <table:table-cell office:value-type="string" table:style-name="ce1">
            <text:p>Keystrokes</text:p>
          </table:table-cell>
          <table:table-cell office:value-type="string" table:style-name="ce1">
            <text:p>Left button clicks</text:p>
          </table:table-cell>
          <table:table-cell office:value-type="string" table:style-name="ce1">
            <text:p>Right button clicks</text:p>
          </table:table-cell>
          <table:table-cell office:value-type="string" table:style-name="ce1">
            <text:p>Mousewheel scroll</text:p>
          </table:table-cell>
          <table:table-cell office:value-type="string" table:style-name="ce1">
            <text:p>Yards</text:p>
          </table:table-cell>
          <table:table-cell office:value-type="string" table:style-name="ce1">
            <text:p>Inches</text:p>
          </table:table-cell>
          <table:table-cell office:value-type="string" table:style-name="ce1">
            <text:p>Meters</text:p>
          </table:table-cell>
          <table:table-cell office:value-type="string" table:style-name="ce1">
            <text:p>General satisfaction level</text:p>
          </table:table-cell>
          <table:table-cell office:value-type="string" table:style-name="ce1">
            <text:p>Easiness of use</text:p>
          </table:table-cell>
          <table:table-cell office:value-type="string" table:style-name="ce1">
            <text:p>Mapping definition easiness</text:p>
          </table:table-cell>
          <table:table-cell office:value-type="string" table:style-name="ce1">
            <text:p>Learnability</text:p>
          </table:table-cell>
          <table:table-cell office:value-type="string" table:style-name="ce1">
            <text:p>Applicability</text:p>
          </table:table-cell>
          <table:table-cell office:value-type="string" table:style-name="ce1">
            <text:p>Intuitiveness</text:p>
          </table:table-cell>
          <table:table-cell office:value-type="string" table:style-name="ce1">
            <text:p>Error proneness</text:p>
          </table:table-cell>
          <table:table-cell office:value-type="string" table:style-name="ce1">
            <text:p>Error reporting usefulness</text:p>
          </table:table-cell>
          <table:table-cell table:number-columns-repeated="1635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hExML</text:p>
          </table:table-cell>
          <table:table-cell office:value-type="time" office:time-value="PT20H6M0S" table:style-name="ce2">
            <text:p>20:06</text:p>
          </table:table-cell>
          <table:table-cell office:value-type="time" office:time-value="PT20H23M20S" table:style-name="ce4">
            <text:p>20:23:20</text:p>
          </table:table-cell>
          <table:table-cell office:value-type="time" office:time-value="PT0H17M20S" table:formula="of:=[.D2]-[.C2]" table:style-name="ce4">
            <text:p>0:17:20</text:p>
          </table:table-cell>
          <table:table-cell office:value-type="float" office:value="1040" table:formula="of:=MINUTE([.E2])*60+SECOND([.E2])" table:style-name="ce9">
            <text:p>1040,00</text:p>
          </table:table-cell>
          <table:table-cell office:value-type="time" office:time-value="PT0H15M21S" table:style-name="ce10">
            <text:p>0:15:21</text:p>
          </table:table-cell>
          <table:table-cell office:value-type="time" office:time-value="PT0H4M43S" table:style-name="ce10">
            <text:p>0:04:43</text:p>
          </table:table-cell>
          <table:table-cell office:value-type="time" office:time-value="PT0H20M4S" table:formula="of:=[.G2]+[.H2]" table:style-name="ce10">
            <text:p>0:20:04</text:p>
          </table:table-cell>
          <table:table-cell office:value-type="float" office:value="1204" table:formula="of:=MINUTE([.I2])*60+SECOND([.I2])" table:style-name="ce9">
            <text:p>1204,00</text:p>
          </table:table-cell>
          <table:table-cell office:value-type="float" office:value="0.84722222222222221" table:formula="of:=[Hoja2.H2]" table:style-name="ce9">
            <text:p>0,85</text:p>
          </table:table-cell>
          <table:table-cell office:value-type="float" office:value="0.63704594017094018" table:formula="of:=[.F3]/MIN([.F2]; [.J2])*[.K2]" table:style-name="ce11">
            <text:p>0,64</text:p>
          </table:table-cell>
          <table:table-cell office:value-type="float" office:value="674" table:style-name="ce1">
            <text:p>674</text:p>
          </table:table-cell>
          <table:table-cell office:value-type="float" office:value="107" table:style-name="ce1">
            <text:p>107</text:p>
          </table:table-cell>
          <table:table-cell office:value-type="float" office:value="6" table:style-name="ce1">
            <text:p>6</text:p>
          </table:table-cell>
          <table:table-cell office:value-type="float" office:value="50" table:style-name="ce1">
            <text:p>50</text:p>
          </table:table-cell>
          <table:table-cell office:value-type="float" office:value="21" table:style-name="ce1">
            <text:p>21</text:p>
          </table:table-cell>
          <table:table-cell office:value-type="float" office:value="17" table:style-name="ce1">
            <text:p>17</text:p>
          </table:table-cell>
          <table:table-cell office:value-type="float" office:value="19.627413295045965" table:formula="of:=[.Q2]/1.094+[.R2]/39.37" table:style-name="ce1">
            <text:p>19,627413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5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ShExML</text:p>
          </table:table-cell>
          <table:table-cell office:value-type="time" office:time-value="PT20H6M0S" table:style-name="ce2">
            <text:p>20:06</text:p>
          </table:table-cell>
          <table:table-cell office:value-type="time" office:time-value="PT20H19M2S" table:style-name="ce4">
            <text:p>20:19:02</text:p>
          </table:table-cell>
          <table:table-cell office:value-type="time" office:time-value="PT0H13M2S" table:formula="of:=[.D3]-[.C3]" table:style-name="ce4">
            <text:p>0:13:02</text:p>
          </table:table-cell>
          <table:table-cell office:value-type="float" office:value="782" table:formula="of:=MINUTE([.E3])*60+SECOND([.E3])" table:style-name="ce9">
            <text:p>782,00</text:p>
          </table:table-cell>
          <table:table-cell office:value-type="time" office:time-value="PT0H11M25S" table:style-name="ce10">
            <text:p>0:11:25</text:p>
          </table:table-cell>
          <table:table-cell office:value-type="time" office:time-value="PT0H2M21S" table:style-name="ce10">
            <text:p>0:02:21</text:p>
          </table:table-cell>
          <table:table-cell office:value-type="time" office:time-value="PT0H13M46S" table:formula="of:=[.G3]+[.H3]" table:style-name="ce10">
            <text:p>0:13:46</text:p>
          </table:table-cell>
          <table:table-cell office:value-type="float" office:value="826" table:formula="of:=MINUTE([.I3])*60+SECOND([.I3])" table:style-name="ce9">
            <text:p>826,00</text:p>
          </table:table-cell>
          <table:table-cell office:value-type="float" office:value="1" table:formula="of:=[Hoja2.H3]" table:style-name="ce9">
            <text:p>1,00</text:p>
          </table:table-cell>
          <table:table-cell office:value-type="float" office:value="1" table:formula="of:=[.F3]/MIN([.F3];[.J3])*[.K3]" table:style-name="ce11">
            <text:p>1,00</text:p>
          </table:table-cell>
          <table:table-cell office:value-type="float" office:value="831" table:style-name="ce1">
            <text:p>831</text:p>
          </table:table-cell>
          <table:table-cell office:value-type="float" office:value="58" table:style-name="ce1">
            <text:p>58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25" table:style-name="ce1">
            <text:p>25</text:p>
          </table:table-cell>
          <table:table-cell office:value-type="float" office:value="13.432076224298701" table:formula="of:=[.Q3]/1.094+[.R3]/39.37" table:style-name="ce3">
            <text:p>13,4320762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57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string" table:style-name="ce1">
            <text:p>ShExML</text:p>
          </table:table-cell>
          <table:table-cell office:value-type="time" office:time-value="PT20H6M0S" table:style-name="ce2">
            <text:p>20:06</text:p>
          </table:table-cell>
          <table:table-cell office:value-type="time" office:time-value="PT20H27M34S" table:style-name="ce4">
            <text:p>20:27:34</text:p>
          </table:table-cell>
          <table:table-cell office:value-type="time" office:time-value="PT0H21M34S" table:formula="of:=[.D4]-[.C4]" table:style-name="ce4">
            <text:p>0:21:34</text:p>
          </table:table-cell>
          <table:table-cell office:value-type="float" office:value="1294" table:formula="of:=MINUTE([.E4])*60+SECOND([.E4])" table:style-name="ce9">
            <text:p>1294,00</text:p>
          </table:table-cell>
          <table:table-cell office:value-type="time" office:time-value="PT0H22M15S" table:style-name="ce10">
            <text:p>0:22:15</text:p>
          </table:table-cell>
          <table:table-cell office:value-type="time" office:time-value="PT0H0M24S" table:style-name="ce10">
            <text:p>0:00:24</text:p>
          </table:table-cell>
          <table:table-cell office:value-type="time" office:time-value="PT0H22M39S" table:formula="of:=[.G4]+[.H4]" table:style-name="ce10">
            <text:p>0:22:39</text:p>
          </table:table-cell>
          <table:table-cell office:value-type="float" office:value="1359" table:formula="of:=MINUTE([.I4])*60+SECOND([.I4])" table:style-name="ce9">
            <text:p>1359,00</text:p>
          </table:table-cell>
          <table:table-cell office:value-type="float" office:value="0.61111111111111116" table:formula="of:=[Hoja2.H4]" table:style-name="ce9">
            <text:p>0,61</text:p>
          </table:table-cell>
          <table:table-cell office:value-type="float" office:value="0.36931135153700839" table:formula="of:=[.F3]/MIN([.F4];[.J4])*[.K4]" table:style-name="ce11">
            <text:p>0,37</text:p>
          </table:table-cell>
          <table:table-cell office:value-type="float" office:value="676" table:style-name="ce1">
            <text:p>676</text:p>
          </table:table-cell>
          <table:table-cell office:value-type="float" office:value="307" table:style-name="ce1">
            <text:p>307</text:p>
          </table:table-cell>
          <table:table-cell office:value-type="float" office:value="0" table:style-name="ce1">
            <text:p>0</text:p>
          </table:table-cell>
          <table:table-cell office:value-type="float" office:value="486" table:style-name="ce1">
            <text:p>486</text:p>
          </table:table-cell>
          <table:table-cell office:value-type="float" office:value="76" table:style-name="ce1">
            <text:p>76</text:p>
          </table:table-cell>
          <table:table-cell office:value-type="float" office:value="24" table:style-name="ce1">
            <text:p>24</text:p>
          </table:table-cell>
          <table:table-cell office:value-type="float" office:value="70.07943668538158" table:formula="of:=[.Q4]/1.094+[.R4]/39.37" table:style-name="ce3">
            <text:p>70,07943669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57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string" table:style-name="ce1">
            <text:p>ShExML</text:p>
          </table:table-cell>
          <table:table-cell office:value-type="time" office:time-value="PT20H6M0S" table:style-name="ce2">
            <text:p>20:06</text:p>
          </table:table-cell>
          <table:table-cell office:value-type="time" office:time-value="PT20H32M35S" table:style-name="ce4">
            <text:p>20:32:35</text:p>
          </table:table-cell>
          <table:table-cell office:value-type="time" office:time-value="PT0H26M35S" table:formula="of:=[.D5]-[.C5]" table:style-name="ce4">
            <text:p>0:26:35</text:p>
          </table:table-cell>
          <table:table-cell office:value-type="float" office:value="1595" table:formula="of:=MINUTE([.E5])*60+SECOND([.E5])" table:style-name="ce9">
            <text:p>1595,00</text:p>
          </table:table-cell>
          <table:table-cell office:value-type="time" office:time-value="PT0H21M57S" table:style-name="ce10">
            <text:p>0:21:57</text:p>
          </table:table-cell>
          <table:table-cell office:value-type="time" office:time-value="PT0H6M23S" table:style-name="ce10">
            <text:p>0:06:23</text:p>
          </table:table-cell>
          <table:table-cell office:value-type="time" office:time-value="PT0H28M20S" table:formula="of:=[.G5]+[.H5]" table:style-name="ce10">
            <text:p>0:28:20</text:p>
          </table:table-cell>
          <table:table-cell office:value-type="float" office:value="1700" table:formula="of:=MINUTE([.I5])*60+SECOND([.I5])" table:style-name="ce9">
            <text:p>1700,00</text:p>
          </table:table-cell>
          <table:table-cell office:value-type="float" office:value="1" table:formula="of:=[Hoja2.H5]" table:style-name="ce9">
            <text:p>1,00</text:p>
          </table:table-cell>
          <table:table-cell office:value-type="float" office:value="0.49028213166144202" table:formula="of:=[.F3]/MIN([.F5];[.J5])*[.K5]" table:style-name="ce11">
            <text:p>0,49</text:p>
          </table:table-cell>
          <table:table-cell office:value-type="float" office:value="1089" table:style-name="ce1">
            <text:p>1089</text:p>
          </table:table-cell>
          <table:table-cell office:value-type="float" office:value="134" table:style-name="ce1">
            <text:p>134</text:p>
          </table:table-cell>
          <table:table-cell office:value-type="float" office:value="1" table:style-name="ce1">
            <text:p>1</text:p>
          </table:table-cell>
          <table:table-cell office:value-type="float" office:value="33" table:style-name="ce1">
            <text:p>33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office:value-type="float" office:value="26.584426843442351" table:formula="of:=[.Q5]/1.094+[.R5]/39.37" table:style-name="ce3">
            <text:p>26,5844268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57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string" table:style-name="ce1">
            <text:p>SPARQL Generate</text:p>
          </table:table-cell>
          <table:table-cell office:value-type="time" office:time-value="PT20H6M0S" table:style-name="ce2">
            <text:p>20:06</text:p>
          </table:table-cell>
          <table:table-cell office:value-type="time" office:time-value="PT20H33M14S" table:style-name="ce4">
            <text:p>20:33:14</text:p>
          </table:table-cell>
          <table:table-cell office:value-type="time" office:time-value="PT0H27M14S" table:formula="of:=[.D6]-[.C6]" table:style-name="ce4">
            <text:p>0:27:14</text:p>
          </table:table-cell>
          <table:table-cell office:value-type="float" office:value="1634" table:formula="of:=MINUTE([.E6])*60+SECOND([.E6])" table:style-name="ce9">
            <text:p>1634,00</text:p>
          </table:table-cell>
          <table:table-cell office:value-type="time" office:time-value="PT0H26M32S" table:style-name="ce10">
            <text:p>0:26:32</text:p>
          </table:table-cell>
          <table:table-cell office:value-type="time" office:time-value="PT0H5M12S" table:style-name="ce10">
            <text:p>0:05:12</text:p>
          </table:table-cell>
          <table:table-cell office:value-type="time" office:time-value="PT0H31M44S" table:formula="of:=[.G6]+[.H6]" table:style-name="ce10">
            <text:p>0:31:44</text:p>
          </table:table-cell>
          <table:table-cell office:value-type="float" office:value="1904" table:formula="of:=MINUTE([.I6])*60+SECOND([.I6])" table:style-name="ce9">
            <text:p>1904,00</text:p>
          </table:table-cell>
          <table:table-cell office:value-type="float" office:value="0" table:formula="of:=[Hoja2.H6]" table:style-name="ce9">
            <text:p>0,00</text:p>
          </table:table-cell>
          <table:table-cell office:value-type="float" office:value="0" table:formula="of:=[.F3]/MIN([.F6];[.J6])*[.K6]" table:style-name="ce11">
            <text:p>0,00</text:p>
          </table:table-cell>
          <table:table-cell office:value-type="float" office:value="1070" table:style-name="ce1">
            <text:p>1070</text:p>
          </table:table-cell>
          <table:table-cell office:value-type="float" office:value="254" table:style-name="ce1">
            <text:p>254</text:p>
          </table:table-cell>
          <table:table-cell office:value-type="float" office:value="6" table:style-name="ce1">
            <text:p>6</text:p>
          </table:table-cell>
          <table:table-cell office:value-type="float" office:value="348" table:style-name="ce1">
            <text:p>348</text:p>
          </table:table-cell>
          <table:table-cell office:value-type="float" office:value="41" table:style-name="ce1">
            <text:p>41</text:p>
          </table:table-cell>
          <table:table-cell office:value-type="float" office:value="8" table:style-name="ce1">
            <text:p>8</text:p>
          </table:table-cell>
          <table:table-cell office:value-type="float" office:value="37.680348486839563" table:formula="of:=[.Q6]/1.094+[.R6]/39.37" table:style-name="ce3">
            <text:p>37,68034849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57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string" table:style-name="ce1">
            <text:p>YARRRML</text:p>
          </table:table-cell>
          <table:table-cell office:value-type="time" office:time-value="PT20H6M0S" table:style-name="ce2">
            <text:p>20:06</text:p>
          </table:table-cell>
          <table:table-cell office:value-type="time" office:time-value="PT20H40M50S" table:style-name="ce4">
            <text:p>20:40:50</text:p>
          </table:table-cell>
          <table:table-cell office:value-type="time" office:time-value="PT0H34M50S" table:formula="of:=[.D7]-[.C7]" table:style-name="ce4">
            <text:p>0:34:50</text:p>
          </table:table-cell>
          <table:table-cell office:value-type="float" office:value="2090" table:formula="of:=MINUTE([.E7])*60+SECOND([.E7])" table:style-name="ce9">
            <text:p>2090,00</text:p>
          </table:table-cell>
          <table:table-cell office:value-type="time" office:time-value="PT0H18M11S" table:style-name="ce10">
            <text:p>0:18:11</text:p>
          </table:table-cell>
          <table:table-cell office:value-type="time" office:time-value="PT0H1M48S" table:style-name="ce10">
            <text:p>0:01:48</text:p>
          </table:table-cell>
          <table:table-cell office:value-type="time" office:time-value="PT0H19M59S" table:formula="of:=[.G7]+[.H7]" table:style-name="ce10">
            <text:p>0:19:59</text:p>
          </table:table-cell>
          <table:table-cell office:value-type="float" office:value="1199" table:formula="of:=MINUTE([.I7])*60+SECOND([.I7])" table:style-name="ce9">
            <text:p>1199,00</text:p>
          </table:table-cell>
          <table:table-cell office:value-type="float" office:value="0.58333333333333337" table:formula="of:=[Hoja2.H7]" table:style-name="ce9">
            <text:p>0,58</text:p>
          </table:table-cell>
          <table:table-cell office:value-type="float" office:value="0.38045593550180706" table:formula="of:=[.F3]/MIN([.F7];[.J7])*[.K7]" table:style-name="ce11">
            <text:p>0,38</text:p>
          </table:table-cell>
          <table:table-cell office:value-type="float" office:value="887" table:style-name="ce1">
            <text:p>887</text:p>
          </table:table-cell>
          <table:table-cell office:value-type="float" office:value="170" table:style-name="ce1">
            <text:p>170</text:p>
          </table:table-cell>
          <table:table-cell office:value-type="float" office:value="0" table:style-name="ce1">
            <text:p>0</text:p>
          </table:table-cell>
          <table:table-cell office:value-type="float" office:value="264" table:style-name="ce1">
            <text:p>264</text:p>
          </table:table-cell>
          <table:table-cell table:number-columns-repeated="2" table:style-name="ce1"/>
          <table:table-cell office:value-type="float" office:value="39.520000000000003" table:style-name="ce3">
            <text:p>39,5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57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string" table:style-name="ce1">
            <text:p>SPARQL Generate</text:p>
          </table:table-cell>
          <table:table-cell office:value-type="time" office:time-value="PT20H6M0S" table:style-name="ce2">
            <text:p>20:06</text:p>
          </table:table-cell>
          <table:table-cell office:value-type="time" office:time-value="PT20H40M47S" table:style-name="ce4">
            <text:p>20:40:47</text:p>
          </table:table-cell>
          <table:table-cell office:value-type="time" office:time-value="PT0H34M47S" table:formula="of:=[.D8]-[.C8]" table:style-name="ce4">
            <text:p>0:34:47</text:p>
          </table:table-cell>
          <table:table-cell office:value-type="float" office:value="2087" table:formula="of:=MINUTE([.E8])*60+SECOND([.E8])" table:style-name="ce9">
            <text:p>2087,00</text:p>
          </table:table-cell>
          <table:table-cell office:value-type="time" office:time-value="PT0H23M12S" table:style-name="ce10">
            <text:p>0:23:12</text:p>
          </table:table-cell>
          <table:table-cell office:value-type="time" office:time-value="PT0H7M12S" table:style-name="ce10">
            <text:p>0:07:12</text:p>
          </table:table-cell>
          <table:table-cell office:value-type="time" office:time-value="PT0H30M24S" table:formula="of:=[.G8]+[.H8]" table:style-name="ce10">
            <text:p>0:30:24</text:p>
          </table:table-cell>
          <table:table-cell office:value-type="float" office:value="1824" table:formula="of:=MINUTE([.I8])*60+SECOND([.I8])" table:style-name="ce9">
            <text:p>1824,00</text:p>
          </table:table-cell>
          <table:table-cell office:value-type="float" office:value="0" table:formula="of:=[Hoja2.H8]" table:style-name="ce9">
            <text:p>0,00</text:p>
          </table:table-cell>
          <table:table-cell office:value-type="float" office:value="0" table:formula="of:=[.F3]/MIN([.F8];[.J8])*[.K8]" table:style-name="ce11">
            <text:p>0,00</text:p>
          </table:table-cell>
          <table:table-cell office:value-type="float" office:value="1042" table:style-name="ce1">
            <text:p>1042</text:p>
          </table:table-cell>
          <table:table-cell office:value-type="float" office:value="102" table:style-name="ce1">
            <text:p>102</text:p>
          </table:table-cell>
          <table:table-cell office:value-type="float" office:value="3" table:style-name="ce1">
            <text:p>3</text:p>
          </table:table-cell>
          <table:table-cell office:value-type="float" office:value="148" table:style-name="ce1">
            <text:p>148</text:p>
          </table:table-cell>
          <table:table-cell office:value-type="float" office:value="18" table:style-name="ce1">
            <text:p>18</text:p>
          </table:table-cell>
          <table:table-cell office:value-type="float" office:value="22" table:style-name="ce1">
            <text:p>22</text:p>
          </table:table-cell>
          <table:table-cell office:value-type="float" office:value="17.012183201697297" table:formula="of:=[.Q8]/1.094+[.R8]/39.37" table:style-name="ce3">
            <text:p>17,012183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57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string" table:style-name="ce1">
            <text:p>ShExML</text:p>
          </table:table-cell>
          <table:table-cell office:value-type="time" office:time-value="PT20H6M0S" table:style-name="ce2">
            <text:p>20:06</text:p>
          </table:table-cell>
          <table:table-cell office:value-type="time" office:time-value="PT20H38M20S" table:style-name="ce4">
            <text:p>20:38:20</text:p>
          </table:table-cell>
          <table:table-cell office:value-type="time" office:time-value="PT0H32M20S" table:formula="of:=[.D9]-[.C9]" table:style-name="ce4">
            <text:p>0:32:20</text:p>
          </table:table-cell>
          <table:table-cell office:value-type="float" office:value="1940" table:formula="of:=MINUTE([.E9])*60+SECOND([.E9])" table:style-name="ce9">
            <text:p>1940,00</text:p>
          </table:table-cell>
          <table:table-cell office:value-type="time" office:time-value="PT0H16M57S" table:style-name="ce10">
            <text:p>0:16:57</text:p>
          </table:table-cell>
          <table:table-cell office:value-type="time" office:time-value="PT0H1M13S" table:style-name="ce10">
            <text:p>0:01:13</text:p>
          </table:table-cell>
          <table:table-cell office:value-type="time" office:time-value="PT0H18M10S" table:formula="of:=[.G9]+[.H9]" table:style-name="ce10">
            <text:p>0:18:10</text:p>
          </table:table-cell>
          <table:table-cell office:value-type="float" office:value="1090" table:formula="of:=MINUTE([.I9])*60+SECOND([.I9])" table:style-name="ce9">
            <text:p>1090,00</text:p>
          </table:table-cell>
          <table:table-cell office:value-type="float" office:value="0.75" table:formula="of:=[Hoja2.H9]" table:style-name="ce9">
            <text:p>0,75</text:p>
          </table:table-cell>
          <table:table-cell office:value-type="float" office:value="0.5380733944954128" table:formula="of:=[.F3]/MIN([.F9];[.J9])*[.K9]" table:style-name="ce11">
            <text:p>0,54</text:p>
          </table:table-cell>
          <table:table-cell office:value-type="float" office:value="2287" table:style-name="ce1">
            <text:p>2287</text:p>
          </table:table-cell>
          <table:table-cell office:value-type="float" office:value="126" table:style-name="ce1">
            <text:p>126</text:p>
          </table:table-cell>
          <table:table-cell office:value-type="float" office:value="2" table:style-name="ce1">
            <text:p>2</text:p>
          </table:table-cell>
          <table:table-cell office:value-type="float" office:value="235" table:style-name="ce1">
            <text:p>235</text:p>
          </table:table-cell>
          <table:table-cell office:value-type="float" office:value="30" table:style-name="ce1">
            <text:p>30</text:p>
          </table:table-cell>
          <table:table-cell office:value-type="float" office:value="11" table:style-name="ce1">
            <text:p>11</text:p>
          </table:table-cell>
          <table:table-cell office:value-type="float" office:value="27.701704032292888" table:formula="of:=[.Q9]/1.094+[.R9]/39.37" table:style-name="ce3">
            <text:p>27,7017040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number-columns-repeated="16357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string" table:style-name="ce1">
            <text:p>ShExML</text:p>
          </table:table-cell>
          <table:table-cell office:value-type="time" office:time-value="PT20H6M0S" table:style-name="ce2">
            <text:p>20:06</text:p>
          </table:table-cell>
          <table:table-cell office:value-type="time" office:time-value="PT20H40M38S" table:style-name="ce4">
            <text:p>20:40:38</text:p>
          </table:table-cell>
          <table:table-cell office:value-type="time" office:time-value="PT0H34M38S" table:formula="of:=[.D10]-[.C10]" table:style-name="ce4">
            <text:p>0:34:38</text:p>
          </table:table-cell>
          <table:table-cell office:value-type="float" office:value="2078" table:formula="of:=MINUTE([.E10])*60+SECOND([.E10])" table:style-name="ce9">
            <text:p>2078,00</text:p>
          </table:table-cell>
          <table:table-cell table:number-columns-repeated="2" table:style-name="ce10"/>
          <table:table-cell office:value-type="time" office:time-value="PT0H0M0S" table:formula="of:=[.G10]+[.H10]" table:style-name="ce10">
            <text:p>0:00:00</text:p>
          </table:table-cell>
          <table:table-cell office:value-type="float" office:value="0" table:formula="of:=MINUTE([.I10])*60+SECOND([.I10])" table:style-name="ce9">
            <text:p>0,00</text:p>
          </table:table-cell>
          <table:table-cell office:value-type="float" office:value="0.19444444444444442" table:formula="of:=[Hoja2.H10]" table:style-name="ce9">
            <text:p>0,19</text:p>
          </table:table-cell>
          <table:table-cell office:value-type="float" office:value="7.317399208640786E-2" table:formula="of:=[.F3]/[.F10]*[.K10]" table:style-name="ce11">
            <text:p>0,07</text:p>
          </table:table-cell>
          <table:table-cell table:number-columns-repeated="6" table:style-name="ce1"/>
          <table:table-cell office:value-type="float" office:value="0" table:formula="of:=[.Q10]/1.094+[.R10]/39.37" table:style-name="ce3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57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string" table:style-name="ce1">
            <text:p>ShExML</text:p>
          </table:table-cell>
          <table:table-cell office:value-type="time" office:time-value="PT20H6M0S" table:style-name="ce2">
            <text:p>20:06</text:p>
          </table:table-cell>
          <table:table-cell office:value-type="time" office:time-value="PT20H42M32S" table:style-name="ce4">
            <text:p>20:42:32</text:p>
          </table:table-cell>
          <table:table-cell office:value-type="time" office:time-value="PT0H36M32S" table:formula="of:=[.D11]-[.C11]" table:style-name="ce4">
            <text:p>0:36:32</text:p>
          </table:table-cell>
          <table:table-cell office:value-type="float" office:value="2192" table:formula="of:=MINUTE([.E11])*60+SECOND([.E11])" table:style-name="ce9">
            <text:p>2192,00</text:p>
          </table:table-cell>
          <table:table-cell office:value-type="time" office:time-value="PT0H35M1S" table:style-name="ce10">
            <text:p>0:35:01</text:p>
          </table:table-cell>
          <table:table-cell office:value-type="time" office:time-value="PT0H4M49S" table:style-name="ce10">
            <text:p>0:04:49</text:p>
          </table:table-cell>
          <table:table-cell office:value-type="time" office:time-value="PT0H39M50S" table:formula="of:=[.G11]+[.H11]" table:style-name="ce10">
            <text:p>0:39:50</text:p>
          </table:table-cell>
          <table:table-cell office:value-type="float" office:value="2390" table:formula="of:=MINUTE([.I11])*60+SECOND([.I11])" table:style-name="ce9">
            <text:p>2390,00</text:p>
          </table:table-cell>
          <table:table-cell office:value-type="float" office:value="1" table:formula="of:=[Hoja2.H11]" table:style-name="ce9">
            <text:p>1,00</text:p>
          </table:table-cell>
          <table:table-cell office:value-type="float" office:value="0.35675182481751827" table:formula="of:=[.F3]/MIN([.F11];[.J11])*[.K11]" table:style-name="ce11">
            <text:p>0,36</text:p>
          </table:table-cell>
          <table:table-cell office:value-type="float" office:value="1274" table:style-name="ce1">
            <text:p>1274</text:p>
          </table:table-cell>
          <table:table-cell office:value-type="float" office:value="327" table:style-name="ce1">
            <text:p>327</text:p>
          </table:table-cell>
          <table:table-cell office:value-type="float" office:value="3" table:style-name="ce1">
            <text:p>3</text:p>
          </table:table-cell>
          <table:table-cell office:value-type="float" office:value="71" table:style-name="ce1">
            <text:p>71</text:p>
          </table:table-cell>
          <table:table-cell table:number-columns-repeated="2" table:style-name="ce1"/>
          <table:table-cell office:value-type="float" office:value="55.38" table:style-name="ce3">
            <text:p>55,38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57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string" table:style-name="ce1">
            <text:p>YARRRML</text:p>
          </table:table-cell>
          <table:table-cell office:value-type="time" office:time-value="PT20H6M0S" table:style-name="ce2">
            <text:p>20:06</text:p>
          </table:table-cell>
          <table:table-cell office:value-type="time" office:time-value="PT20H37M31S" table:style-name="ce4">
            <text:p>20:37:31</text:p>
          </table:table-cell>
          <table:table-cell office:value-type="time" office:time-value="PT0H31M31S" table:formula="of:=[.D12]-[.C12]" table:style-name="ce4">
            <text:p>0:31:31</text:p>
          </table:table-cell>
          <table:table-cell office:value-type="float" office:value="1891" table:formula="of:=MINUTE([.E12])*60+SECOND([.E12])" table:style-name="ce9">
            <text:p>1891,00</text:p>
          </table:table-cell>
          <table:table-cell table:number-columns-repeated="2" table:style-name="ce10"/>
          <table:table-cell office:value-type="time" office:time-value="PT0H0M0S" table:formula="of:=[.G12]+[.H12]" table:style-name="ce10">
            <text:p>0:00:00</text:p>
          </table:table-cell>
          <table:table-cell office:value-type="float" office:value="0" table:formula="of:=MINUTE([.I12])*60+SECOND([.I12])" table:style-name="ce9">
            <text:p>0,00</text:p>
          </table:table-cell>
          <table:table-cell office:value-type="float" office:value="0" table:formula="of:=[Hoja2.H12]" table:style-name="ce9">
            <text:p>0,00</text:p>
          </table:table-cell>
          <table:table-cell office:value-type="float" office:value="0" table:formula="of:=[.F3]/[.F12]*[.K12]" table:style-name="ce11">
            <text:p>0,00</text:p>
          </table:table-cell>
          <table:table-cell table:number-columns-repeated="6" table:style-name="ce1"/>
          <table:table-cell office:value-type="float" office:value="0" table:formula="of:=[.Q12]/1.094+[.R12]/39.37" table:style-name="ce3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57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string" table:style-name="ce1">
            <text:p>YARRRML</text:p>
          </table:table-cell>
          <table:table-cell office:value-type="time" office:time-value="PT20H6M0S" table:style-name="ce2">
            <text:p>20:06</text:p>
          </table:table-cell>
          <table:table-cell office:value-type="time" office:time-value="PT20H49M30S" table:style-name="ce4">
            <text:p>20:49:30</text:p>
          </table:table-cell>
          <table:table-cell office:value-type="time" office:time-value="PT0H43M30S" table:formula="of:=[.D13]-[.C13]" table:style-name="ce4">
            <text:p>0:43:30</text:p>
          </table:table-cell>
          <table:table-cell office:value-type="float" office:value="2610" table:formula="of:=MINUTE([.E13])*60+SECOND([.E13])" table:style-name="ce9">
            <text:p>2610,00</text:p>
          </table:table-cell>
          <table:table-cell office:value-type="time" office:time-value="PT0H42M53S" table:style-name="ce10">
            <text:p>0:42:53</text:p>
          </table:table-cell>
          <table:table-cell office:value-type="time" office:time-value="PT0H9M6S" table:style-name="ce10">
            <text:p>0:09:06</text:p>
          </table:table-cell>
          <table:table-cell office:value-type="time" office:time-value="PT0H51M59S" table:formula="of:=[.G13]+[.H13]" table:style-name="ce10">
            <text:p>0:51:59</text:p>
          </table:table-cell>
          <table:table-cell office:value-type="float" office:value="3119" table:formula="of:=MINUTE([.I13])*60+SECOND([.I13])" table:style-name="ce9">
            <text:p>3119,00</text:p>
          </table:table-cell>
          <table:table-cell office:value-type="float" office:value="0.81944444444444442" table:formula="of:=[Hoja2.H13]" table:style-name="ce9">
            <text:p>0,82</text:p>
          </table:table-cell>
          <table:table-cell office:value-type="float" office:value="0.24551936994465731" table:formula="of:=[.F3]/MIN([.F13];[.J13])*[.K13]" table:style-name="ce11">
            <text:p>0,25</text:p>
          </table:table-cell>
          <table:table-cell office:value-type="float" office:value="1795" table:style-name="ce1">
            <text:p>1795</text:p>
          </table:table-cell>
          <table:table-cell office:value-type="float" office:value="551" table:style-name="ce1">
            <text:p>551</text:p>
          </table:table-cell>
          <table:table-cell office:value-type="float" office:value="3" table:style-name="ce1">
            <text:p>3</text:p>
          </table:table-cell>
          <table:table-cell office:value-type="float" office:value="948" table:style-name="ce1">
            <text:p>948</text:p>
          </table:table-cell>
          <table:table-cell office:value-type="float" office:value="96" table:style-name="ce1">
            <text:p>96</text:p>
          </table:table-cell>
          <table:table-cell office:value-type="float" office:value="5" table:style-name="ce1">
            <text:p>5</text:p>
          </table:table-cell>
          <table:table-cell office:value-type="float" office:value="87.878371369174175" table:formula="of:=[.Q13]/1.094+[.R13]/39.37" table:style-name="ce3">
            <text:p>87,87837137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57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string" table:style-name="ce1">
            <text:p>YARRRML</text:p>
          </table:table-cell>
          <table:table-cell office:value-type="time" office:time-value="PT20H6M0S" table:style-name="ce2">
            <text:p>20:06</text:p>
          </table:table-cell>
          <table:table-cell office:value-type="time" office:time-value="PT20H49M21S" table:style-name="ce4">
            <text:p>20:49:21</text:p>
          </table:table-cell>
          <table:table-cell office:value-type="time" office:time-value="PT0H43M21S" table:formula="of:=[.D14]-[.C14]" table:style-name="ce4">
            <text:p>0:43:21</text:p>
          </table:table-cell>
          <table:table-cell office:value-type="float" office:value="2601" table:formula="of:=MINUTE([.E14])*60+SECOND([.E14])" table:style-name="ce9">
            <text:p>2601,00</text:p>
          </table:table-cell>
          <table:table-cell office:value-type="time" office:time-value="PT0H28M47S" table:style-name="ce10">
            <text:p>0:28:47</text:p>
          </table:table-cell>
          <table:table-cell office:value-type="time" office:time-value="PT0H11M43S" table:style-name="ce10">
            <text:p>0:11:43</text:p>
          </table:table-cell>
          <table:table-cell office:value-type="time" office:time-value="PT0H40M30S" table:formula="of:=[.G14]+[.H14]" table:style-name="ce10">
            <text:p>0:40:30</text:p>
          </table:table-cell>
          <table:table-cell office:value-type="float" office:value="2430" table:formula="of:=MINUTE([.I14])*60+SECOND([.I14])" table:style-name="ce9">
            <text:p>2430,00</text:p>
          </table:table-cell>
          <table:table-cell office:value-type="float" office:value="0" table:formula="of:=[Hoja2.H14]" table:style-name="ce9">
            <text:p>0,00</text:p>
          </table:table-cell>
          <table:table-cell office:value-type="float" office:value="0" table:formula="of:=[.F3]/MIN([.F14];[.J14])*[.K14]" table:style-name="ce11">
            <text:p>0,00</text:p>
          </table:table-cell>
          <table:table-cell office:value-type="float" office:value="810" table:style-name="ce1">
            <text:p>810</text:p>
          </table:table-cell>
          <table:table-cell office:value-type="float" office:value="189" table:style-name="ce1">
            <text:p>189</text:p>
          </table:table-cell>
          <table:table-cell office:value-type="float" office:value="2" table:style-name="ce1">
            <text:p>2</text:p>
          </table:table-cell>
          <table:table-cell office:value-type="float" office:value="101" table:style-name="ce1">
            <text:p>101</text:p>
          </table:table-cell>
          <table:table-cell office:value-type="float" office:value="34" table:style-name="ce1">
            <text:p>34</text:p>
          </table:table-cell>
          <table:table-cell office:value-type="float" office:value="19" table:style-name="ce1">
            <text:p>19</text:p>
          </table:table-cell>
          <table:table-cell office:value-type="float" office:value="31.561211568492602" table:formula="of:=[.Q14]/1.094+[.R14]/39.37" table:style-name="ce3">
            <text:p>31,56121157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57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string" table:style-name="ce1">
            <text:p>YARRRML</text:p>
          </table:table-cell>
          <table:table-cell office:value-type="time" office:time-value="PT20H6M0S" table:style-name="ce2">
            <text:p>20:06</text:p>
          </table:table-cell>
          <table:table-cell office:value-type="time" office:time-value="PT20H48M55S" table:style-name="ce4">
            <text:p>20:48:55</text:p>
          </table:table-cell>
          <table:table-cell office:value-type="time" office:time-value="PT0H42M55S" table:formula="of:=[.D15]-[.C15]" table:style-name="ce4">
            <text:p>0:42:55</text:p>
          </table:table-cell>
          <table:table-cell office:value-type="float" office:value="2575" table:formula="of:=MINUTE([.E15])*60+SECOND([.E15])" table:style-name="ce9">
            <text:p>2575,00</text:p>
          </table:table-cell>
          <table:table-cell table:number-columns-repeated="2" table:style-name="ce10"/>
          <table:table-cell office:value-type="time" office:time-value="PT0H0M0S" table:formula="of:=[.G15]+[.H15]" table:style-name="ce10">
            <text:p>0:00:00</text:p>
          </table:table-cell>
          <table:table-cell office:value-type="float" office:value="0" table:formula="of:=MINUTE([.I15])*60+SECOND([.I15])" table:style-name="ce9">
            <text:p>0,00</text:p>
          </table:table-cell>
          <table:table-cell office:value-type="float" office:value="0.54166666666666652" table:formula="of:=[Hoja2.H15]" table:style-name="ce9">
            <text:p>0,54</text:p>
          </table:table-cell>
          <table:table-cell office:value-type="float" office:value="0.16449838187702259" table:formula="of:=[.F3]/[.F15]*[.K15]" table:style-name="ce11">
            <text:p>0,16</text:p>
          </table:table-cell>
          <table:table-cell table:number-columns-repeated="6" table:style-name="ce1"/>
          <table:table-cell office:value-type="float" office:value="0" table:formula="of:=[.Q15]/1.094+[.R15]/39.37" table:style-name="ce3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57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string" table:style-name="ce1">
            <text:p>SPARQL Generate</text:p>
          </table:table-cell>
          <table:table-cell office:value-type="time" office:time-value="PT20H6M0S" table:style-name="ce2">
            <text:p>20:06</text:p>
          </table:table-cell>
          <table:table-cell office:value-type="time" office:time-value="PT20H50M41S" table:style-name="ce4">
            <text:p>20:50:41</text:p>
          </table:table-cell>
          <table:table-cell office:value-type="time" office:time-value="PT0H44M41S" table:formula="of:=[.D16]-[.C16]" table:style-name="ce4">
            <text:p>0:44:41</text:p>
          </table:table-cell>
          <table:table-cell office:value-type="float" office:value="2681" table:formula="of:=MINUTE([.E16])*60+SECOND([.E16])" table:style-name="ce9">
            <text:p>2681,00</text:p>
          </table:table-cell>
          <table:table-cell office:value-type="time" office:time-value="PT0H36M33S" table:style-name="ce10">
            <text:p>0:36:33</text:p>
          </table:table-cell>
          <table:table-cell office:value-type="time" office:time-value="PT0H9M45S" table:style-name="ce10">
            <text:p>0:09:45</text:p>
          </table:table-cell>
          <table:table-cell office:value-type="time" office:time-value="PT0H46M18S" table:formula="of:=[.G16]+[.H16]" table:style-name="ce10">
            <text:p>0:46:18</text:p>
          </table:table-cell>
          <table:table-cell office:value-type="float" office:value="2778" table:formula="of:=MINUTE([.I16])*60+SECOND([.I16])" table:style-name="ce9">
            <text:p>2778,00</text:p>
          </table:table-cell>
          <table:table-cell office:value-type="float" office:value="0" table:formula="of:=[Hoja2.H16]" table:style-name="ce9">
            <text:p>0,00</text:p>
          </table:table-cell>
          <table:table-cell office:value-type="float" office:value="0" table:formula="of:=[.F3]/MIN([.F16];[.J16])*[.K16]" table:style-name="ce11">
            <text:p>0,00</text:p>
          </table:table-cell>
          <table:table-cell office:value-type="float" office:value="1265" table:style-name="ce1">
            <text:p>1265</text:p>
          </table:table-cell>
          <table:table-cell office:value-type="float" office:value="142" table:style-name="ce1">
            <text:p>142</text:p>
          </table:table-cell>
          <table:table-cell table:style-name="ce1"/>
          <table:table-cell office:value-type="float" office:value="101" table:style-name="ce1">
            <text:p>101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office:value-type="float" office:value="30.189933871641049" table:formula="of:=[.Q16]/1.094+[.R16]/39.37" table:style-name="ce3">
            <text:p>30,18993387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57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string" table:style-name="ce1">
            <text:p>SPARQL Generate</text:p>
          </table:table-cell>
          <table:table-cell office:value-type="time" office:time-value="PT20H6M0S" table:style-name="ce2">
            <text:p>20:06</text:p>
          </table:table-cell>
          <table:table-cell office:value-type="time" office:time-value="PT20H52M9S" table:style-name="ce4">
            <text:p>20:52:09</text:p>
          </table:table-cell>
          <table:table-cell office:value-type="time" office:time-value="PT0H46M9S" table:formula="of:=[.D17]-[.C17]" table:style-name="ce4">
            <text:p>0:46:09</text:p>
          </table:table-cell>
          <table:table-cell office:value-type="float" office:value="2769" table:formula="of:=MINUTE([.E17])*60+SECOND([.E17])" table:style-name="ce9">
            <text:p>2769,00</text:p>
          </table:table-cell>
          <table:table-cell table:number-columns-repeated="2" table:style-name="ce10"/>
          <table:table-cell office:value-type="time" office:time-value="PT0H0M0S" table:formula="of:=[.G17]+[.H17]" table:style-name="ce10">
            <text:p>0:00:00</text:p>
          </table:table-cell>
          <table:table-cell office:value-type="float" office:value="0" table:formula="of:=MINUTE([.I17])*60+SECOND([.I17])" table:style-name="ce9">
            <text:p>0,00</text:p>
          </table:table-cell>
          <table:table-cell office:value-type="float" office:value="8.3333333333333329E-2" table:formula="of:=[Hoja2.H17]" table:style-name="ce9">
            <text:p>0,08</text:p>
          </table:table-cell>
          <table:table-cell office:value-type="float" office:value="2.3534368604791137E-2" table:formula="of:=[.F3]/[.F17]*[.K17]" table:style-name="ce11">
            <text:p>0,02</text:p>
          </table:table-cell>
          <table:table-cell table:number-columns-repeated="6" table:style-name="ce1"/>
          <table:table-cell office:value-type="float" office:value="0" table:formula="of:=[.Q17]/1.094+[.R17]/39.37" table:style-name="ce3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57"/>
        </table:table-row>
        <table:table-row table:style-name="ro1">
          <table:table-cell office:value-type="float" office:value="17" table:style-name="ce3">
            <text:p>17</text:p>
          </table:table-cell>
          <table:table-cell office:value-type="string" table:style-name="ce1">
            <text:p>YARRRML</text:p>
          </table:table-cell>
          <table:table-cell office:value-type="time" office:time-value="PT20H6M0S" table:style-name="ce2">
            <text:p>20:06</text:p>
          </table:table-cell>
          <table:table-cell office:value-type="time" office:time-value="PT20H54M16S" table:style-name="ce4">
            <text:p>20:54:16</text:p>
          </table:table-cell>
          <table:table-cell office:value-type="time" office:time-value="PT0H48M16S" table:formula="of:=[.D18]-[.C18]" table:style-name="ce4">
            <text:p>0:48:16</text:p>
          </table:table-cell>
          <table:table-cell office:value-type="float" office:value="2896" table:formula="of:=MINUTE([.E18])*60+SECOND([.E18])" table:style-name="ce9">
            <text:p>2896,00</text:p>
          </table:table-cell>
          <table:table-cell office:value-type="time" office:time-value="PT0H48M23S" table:style-name="ce10">
            <text:p>0:48:23</text:p>
          </table:table-cell>
          <table:table-cell office:value-type="time" office:time-value="PT0H4M56S" table:style-name="ce10">
            <text:p>0:04:56</text:p>
          </table:table-cell>
          <table:table-cell office:value-type="time" office:time-value="PT0H53M19S" table:formula="of:=[.G18]+[.H18]" table:style-name="ce10">
            <text:p>0:53:19</text:p>
          </table:table-cell>
          <table:table-cell office:value-type="float" office:value="3199" table:formula="of:=MINUTE([.I18])*60+SECOND([.I18])" table:style-name="ce9">
            <text:p>3199,00</text:p>
          </table:table-cell>
          <table:table-cell office:value-type="float" office:value="0" table:formula="of:=[Hoja2.H18]" table:style-name="ce9">
            <text:p>0,00</text:p>
          </table:table-cell>
          <table:table-cell office:value-type="float" office:value="0" table:formula="of:=[.F3]/MIN([.F18];[.J18])*[.K18]" table:style-name="ce11">
            <text:p>0,00</text:p>
          </table:table-cell>
          <table:table-cell office:value-type="float" office:value="1256" table:style-name="ce1">
            <text:p>1256</text:p>
          </table:table-cell>
          <table:table-cell office:value-type="float" office:value="365" table:style-name="ce1">
            <text:p>365</text:p>
          </table:table-cell>
          <table:table-cell office:value-type="float" office:value="4" table:style-name="ce1">
            <text:p>4</text:p>
          </table:table-cell>
          <table:table-cell office:value-type="float" office:value="1404" table:style-name="ce1">
            <text:p>1404</text:p>
          </table:table-cell>
          <table:table-cell office:value-type="float" office:value="111" table:style-name="ce1">
            <text:p>111</text:p>
          </table:table-cell>
          <table:table-cell office:value-type="float" office:value="12" table:style-name="ce1">
            <text:p>12</text:p>
          </table:table-cell>
          <table:table-cell office:value-type="float" office:value="101.76732346152077" table:formula="of:=[.Q18]/1.094+[.R18]/39.37" table:style-name="ce3">
            <text:p>101,767323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table:number-columns-repeated="16357"/>
        </table:table-row>
        <table:table-row table:number-rows-repeated="1048558" table:style-name="ro1">
          <table:table-cell table:number-columns-repeated="16384"/>
        </table:table-row>
      </table:table>
      <table:table table:name="Hoja2" table:style-name="ta1">
        <table:table-column table:style-name="co1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15" table:default-cell-style-name="ce1"/>
        <table:table-column table:style-name="co23" table:default-cell-style-name="ce1"/>
        <table:table-column table:style-name="co1" table:number-columns-repeated="16377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All triples generated errors</text:p>
          </table:table-cell>
          <table:table-cell office:value-type="string" table:style-name="ce1">
            <text:p>Data correctness errors</text:p>
          </table:table-cell>
          <table:table-cell office:value-type="string" table:style-name="ce1">
            <text:p>Prefixes and datatypes errors</text:p>
          </table:table-cell>
          <table:table-cell office:value-type="string" table:style-name="ce1">
            <text:p>All triples generated percentage</text:p>
          </table:table-cell>
          <table:table-cell office:value-type="string" table:style-name="ce1">
            <text:p>Data correctness percentage</text:p>
          </table:table-cell>
          <table:table-cell office:value-type="string" table:style-name="ce1">
            <text:p>Prefixes and datatypes percentage</text:p>
          </table:table-cell>
          <table:table-cell office:value-type="string" table:style-name="ce1">
            <text:p>Total</text:p>
          </table:table-cell>
          <table:table-cell table:number-columns-repeated="16376"/>
        </table:table-row>
        <table:table-row table:style-name="ro1">
          <table:table-cell office:value-type="float" office:value="1" table:formula="of:=[Hoja1.A2]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percentage" office:value="0.5" table:formula="of:=(18-[.B2])/18*50/100" table:style-name="ce5">
            <text:p>50%</text:p>
          </table:table-cell>
          <table:table-cell office:value-type="percentage" office:value="0.25" table:formula="of:=(18-[.C2])/18*25/100" table:style-name="ce5">
            <text:p>25%</text:p>
          </table:table-cell>
          <table:table-cell office:value-type="percentage" office:value="9.7222222222222238E-2" table:formula="of:=(18-[.D2])/18*25/100" table:style-name="ce6">
            <text:p>9,72%</text:p>
          </table:table-cell>
          <table:table-cell office:value-type="percentage" office:value="0.84722222222222221" table:formula="of:=[.E2]+[.F2]+[.G2]" table:style-name="ce7">
            <text:p>84,72%</text:p>
          </table:table-cell>
          <table:table-cell table:number-columns-repeated="16376"/>
        </table:table-row>
        <table:table-row table:style-name="ro1">
          <table:table-cell office:value-type="float" office:value="2" table:formula="of:=[Hoja1.A3]" table:style-name="ce3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percentage" office:value="0.5" table:formula="of:=(18-[.B3])/18*50/100" table:style-name="ce5">
            <text:p>50%</text:p>
          </table:table-cell>
          <table:table-cell office:value-type="percentage" office:value="0.25" table:formula="of:=(18-[.C3])/18*25/100" table:style-name="ce5">
            <text:p>25%</text:p>
          </table:table-cell>
          <table:table-cell office:value-type="percentage" office:value="0.25" table:formula="of:=(18-[.D3])/18*25/100" table:style-name="ce6">
            <text:p>25,00%</text:p>
          </table:table-cell>
          <table:table-cell office:value-type="percentage" office:value="1" table:formula="of:=[.E3]+[.F3]+[.G3]" table:style-name="ce7">
            <text:p>100,00%</text:p>
          </table:table-cell>
          <table:table-cell table:number-columns-repeated="16376"/>
        </table:table-row>
        <table:table-row table:style-name="ro1">
          <table:table-cell office:value-type="float" office:value="3" table:formula="of:=[Hoja1.A4]" table:style-name="ce3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percentage" office:value="0.30555555555555558" table:formula="of:=(18-[.B4])/18*50/100" table:style-name="ce5">
            <text:p>31%</text:p>
          </table:table-cell>
          <table:table-cell office:value-type="percentage" office:value="0.15277777777777779" table:formula="of:=(18-[.C4])/18*25/100" table:style-name="ce5">
            <text:p>15%</text:p>
          </table:table-cell>
          <table:table-cell office:value-type="percentage" office:value="0.15277777777777779" table:formula="of:=(18-[.D4])/18*25/100" table:style-name="ce6">
            <text:p>15,28%</text:p>
          </table:table-cell>
          <table:table-cell office:value-type="percentage" office:value="0.61111111111111116" table:formula="of:=[.E4]+[.F4]+[.G4]" table:style-name="ce7">
            <text:p>61,11%</text:p>
          </table:table-cell>
          <table:table-cell table:number-columns-repeated="16376"/>
        </table:table-row>
        <table:table-row table:style-name="ro1">
          <table:table-cell office:value-type="float" office:value="4" table:formula="of:=[Hoja1.A5]" table:style-name="ce3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percentage" office:value="0.5" table:formula="of:=(18-[.B5])/18*50/100" table:style-name="ce5">
            <text:p>50%</text:p>
          </table:table-cell>
          <table:table-cell office:value-type="percentage" office:value="0.25" table:formula="of:=(18-[.C5])/18*25/100" table:style-name="ce5">
            <text:p>25%</text:p>
          </table:table-cell>
          <table:table-cell office:value-type="percentage" office:value="0.25" table:formula="of:=(18-[.D5])/18*25/100" table:style-name="ce6">
            <text:p>25,00%</text:p>
          </table:table-cell>
          <table:table-cell office:value-type="percentage" office:value="1" table:formula="of:=[.E5]+[.F5]+[.G5]" table:style-name="ce7">
            <text:p>100,00%</text:p>
          </table:table-cell>
          <table:table-cell table:number-columns-repeated="16376"/>
        </table:table-row>
        <table:table-row table:style-name="ro1">
          <table:table-cell office:value-type="float" office:value="5" table:formula="of:=[Hoja1.A6]" table:style-name="ce3">
            <text:p>5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percentage" office:value="0" table:formula="of:=(18-[.B6])/18*50/100" table:style-name="ce5">
            <text:p>0%</text:p>
          </table:table-cell>
          <table:table-cell office:value-type="percentage" office:value="0" table:formula="of:=(18-[.C6])/18*25/100" table:style-name="ce5">
            <text:p>0%</text:p>
          </table:table-cell>
          <table:table-cell office:value-type="percentage" office:value="0" table:formula="of:=(18-[.D6])/18*25/100" table:style-name="ce6">
            <text:p>0,00%</text:p>
          </table:table-cell>
          <table:table-cell office:value-type="percentage" office:value="0" table:formula="of:=[.E6]+[.F6]+[.G6]" table:style-name="ce7">
            <text:p>0,00%</text:p>
          </table:table-cell>
          <table:table-cell table:number-columns-repeated="16376"/>
        </table:table-row>
        <table:table-row table:style-name="ro1">
          <table:table-cell office:value-type="float" office:value="6" table:formula="of:=[Hoja1.A7]" table:style-name="ce3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percentage" office:value="0.30555555555555558" table:formula="of:=(18-[.B7])/18*50/100" table:style-name="ce5">
            <text:p>31%</text:p>
          </table:table-cell>
          <table:table-cell office:value-type="percentage" office:value="0.15277777777777779" table:formula="of:=(18-[.C7])/18*25/100" table:style-name="ce5">
            <text:p>15%</text:p>
          </table:table-cell>
          <table:table-cell office:value-type="percentage" office:value="0.125" table:formula="of:=(18-[.D7])/18*25/100" table:style-name="ce6">
            <text:p>12,50%</text:p>
          </table:table-cell>
          <table:table-cell office:value-type="percentage" office:value="0.58333333333333337" table:formula="of:=[.E7]+[.F7]+[.G7]" table:style-name="ce7">
            <text:p>58,33%</text:p>
          </table:table-cell>
          <table:table-cell table:number-columns-repeated="16376"/>
        </table:table-row>
        <table:table-row table:style-name="ro1">
          <table:table-cell office:value-type="float" office:value="7" table:formula="of:=[Hoja1.A8]" table:style-name="ce3">
            <text:p>7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percentage" office:value="0" table:formula="of:=(18-[.B8])/18*50/100" table:style-name="ce5">
            <text:p>0%</text:p>
          </table:table-cell>
          <table:table-cell office:value-type="percentage" office:value="0" table:formula="of:=(18-[.C8])/18*25/100" table:style-name="ce5">
            <text:p>0%</text:p>
          </table:table-cell>
          <table:table-cell office:value-type="percentage" office:value="0" table:formula="of:=(18-[.D8])/18*25/100" table:style-name="ce6">
            <text:p>0,00%</text:p>
          </table:table-cell>
          <table:table-cell office:value-type="percentage" office:value="0" table:formula="of:=[.E8]+[.F8]+[.G8]" table:style-name="ce7">
            <text:p>0,00%</text:p>
          </table:table-cell>
          <table:table-cell table:number-columns-repeated="16376"/>
        </table:table-row>
        <table:table-row table:style-name="ro1">
          <table:table-cell office:value-type="float" office:value="8" table:formula="of:=[Hoja1.A9]" table:style-name="ce3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percentage" office:value="0.5" table:formula="of:=(18-[.B9])/18*50/100" table:style-name="ce5">
            <text:p>50%</text:p>
          </table:table-cell>
          <table:table-cell office:value-type="percentage" office:value="0.25" table:formula="of:=(18-[.C9])/18*25/100" table:style-name="ce5">
            <text:p>25%</text:p>
          </table:table-cell>
          <table:table-cell office:value-type="percentage" office:value="0" table:formula="of:=(18-[.D9])/18*25/100" table:style-name="ce6">
            <text:p>0,00%</text:p>
          </table:table-cell>
          <table:table-cell office:value-type="percentage" office:value="0.75" table:formula="of:=[.E9]+[.F9]+[.G9]" table:style-name="ce7">
            <text:p>75,00%</text:p>
          </table:table-cell>
          <table:table-cell table:number-columns-repeated="16376"/>
        </table:table-row>
        <table:table-row table:style-name="ro1">
          <table:table-cell office:value-type="float" office:value="9" table:formula="of:=[Hoja1.A10]" table:style-name="ce3">
            <text:p>9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office:value-type="percentage" office:value="0.1111111111111111" table:formula="of:=(18-[.B10])/18*50/100" table:style-name="ce5">
            <text:p>11%</text:p>
          </table:table-cell>
          <table:table-cell office:value-type="percentage" office:value="5.5555555555555552E-2" table:formula="of:=(18-[.C10])/18*25/100" table:style-name="ce5">
            <text:p>6%</text:p>
          </table:table-cell>
          <table:table-cell office:value-type="percentage" office:value="2.7777777777777776E-2" table:formula="of:=(18-[.D10])/18*25/100" table:style-name="ce6">
            <text:p>2,78%</text:p>
          </table:table-cell>
          <table:table-cell office:value-type="percentage" office:value="0.19444444444444442" table:formula="of:=[.E10]+[.F10]+[.G10]" table:style-name="ce7">
            <text:p>19,44%</text:p>
          </table:table-cell>
          <table:table-cell table:number-columns-repeated="16376"/>
        </table:table-row>
        <table:table-row table:style-name="ro1">
          <table:table-cell office:value-type="float" office:value="10" table:formula="of:=[Hoja1.A11]" table:style-name="ce3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percentage" office:value="0.5" table:formula="of:=(18-[.B11])/18*50/100" table:style-name="ce5">
            <text:p>50%</text:p>
          </table:table-cell>
          <table:table-cell office:value-type="percentage" office:value="0.25" table:formula="of:=(18-[.C11])/18*25/100" table:style-name="ce5">
            <text:p>25%</text:p>
          </table:table-cell>
          <table:table-cell office:value-type="percentage" office:value="0.25" table:formula="of:=(18-[.D11])/18*25/100" table:style-name="ce6">
            <text:p>25,00%</text:p>
          </table:table-cell>
          <table:table-cell office:value-type="percentage" office:value="1" table:formula="of:=[.E11]+[.F11]+[.G11]" table:style-name="ce7">
            <text:p>100,00%</text:p>
          </table:table-cell>
          <table:table-cell table:number-columns-repeated="16376"/>
        </table:table-row>
        <table:table-row table:style-name="ro1">
          <table:table-cell office:value-type="float" office:value="11" table:formula="of:=[Hoja1.A12]" table:style-name="ce3">
            <text:p>11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percentage" office:value="0" table:formula="of:=(18-[.B12])/18*50/100" table:style-name="ce5">
            <text:p>0%</text:p>
          </table:table-cell>
          <table:table-cell office:value-type="percentage" office:value="0" table:formula="of:=(18-[.C12])/18*25/100" table:style-name="ce5">
            <text:p>0%</text:p>
          </table:table-cell>
          <table:table-cell office:value-type="percentage" office:value="0" table:formula="of:=(18-[.D12])/18*25/100" table:style-name="ce6">
            <text:p>0,00%</text:p>
          </table:table-cell>
          <table:table-cell office:value-type="percentage" office:value="0" table:formula="of:=[.E12]+[.F12]+[.G12]" table:style-name="ce7">
            <text:p>0,00%</text:p>
          </table:table-cell>
          <table:table-cell table:number-columns-repeated="16376"/>
        </table:table-row>
        <table:table-row table:style-name="ro1">
          <table:table-cell office:value-type="float" office:value="12" table:formula="of:=[Hoja1.A13]" table:style-name="ce3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percentage" office:value="0.5" table:formula="of:=(18-[.B13])/18*50/100" table:style-name="ce5">
            <text:p>50%</text:p>
          </table:table-cell>
          <table:table-cell office:value-type="percentage" office:value="0.25" table:formula="of:=(18-[.C13])/18*25/100" table:style-name="ce5">
            <text:p>25%</text:p>
          </table:table-cell>
          <table:table-cell office:value-type="percentage" office:value="6.9444444444444448E-2" table:formula="of:=(18-[.D13])/18*25/100" table:style-name="ce6">
            <text:p>6,94%</text:p>
          </table:table-cell>
          <table:table-cell office:value-type="percentage" office:value="0.81944444444444442" table:formula="of:=[.E13]+[.F13]+[.G13]" table:style-name="ce7">
            <text:p>81,94%</text:p>
          </table:table-cell>
          <table:table-cell table:number-columns-repeated="16376"/>
        </table:table-row>
        <table:table-row table:style-name="ro1">
          <table:table-cell office:value-type="float" office:value="13" table:formula="of:=[Hoja1.A14]" table:style-name="ce3">
            <text:p>13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percentage" office:value="0" table:formula="of:=(18-[.B14])/18*50/100" table:style-name="ce5">
            <text:p>0%</text:p>
          </table:table-cell>
          <table:table-cell office:value-type="percentage" office:value="0" table:formula="of:=(18-[.C14])/18*25/100" table:style-name="ce5">
            <text:p>0%</text:p>
          </table:table-cell>
          <table:table-cell office:value-type="percentage" office:value="0" table:formula="of:=(18-[.D14])/18*25/100" table:style-name="ce6">
            <text:p>0,00%</text:p>
          </table:table-cell>
          <table:table-cell office:value-type="percentage" office:value="0" table:formula="of:=[.E14]+[.F14]+[.G14]" table:style-name="ce7">
            <text:p>0,00%</text:p>
          </table:table-cell>
          <table:table-cell table:number-columns-repeated="16376"/>
        </table:table-row>
        <table:table-row table:style-name="ro1">
          <table:table-cell office:value-type="float" office:value="14" table:formula="of:=[Hoja1.A15]" table:style-name="ce3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8" table:style-name="ce1">
            <text:p>18</text:p>
          </table:table-cell>
          <table:table-cell office:value-type="percentage" office:value="0.36111111111111105" table:formula="of:=(18-[.B15])/18*50/100" table:style-name="ce5">
            <text:p>36%</text:p>
          </table:table-cell>
          <table:table-cell office:value-type="percentage" office:value="0.18055555555555552" table:formula="of:=(18-[.C15])/18*25/100" table:style-name="ce5">
            <text:p>18%</text:p>
          </table:table-cell>
          <table:table-cell office:value-type="percentage" office:value="0" table:formula="of:=(18-[.D15])/18*25/100" table:style-name="ce6">
            <text:p>0,00%</text:p>
          </table:table-cell>
          <table:table-cell office:value-type="percentage" office:value="0.54166666666666652" table:formula="of:=[.E15]+[.F15]+[.G15]" table:style-name="ce7">
            <text:p>54,17%</text:p>
          </table:table-cell>
          <table:table-cell table:number-columns-repeated="16376"/>
        </table:table-row>
        <table:table-row table:style-name="ro1">
          <table:table-cell office:value-type="float" office:value="15" table:formula="of:=[Hoja1.A16]" table:style-name="ce3">
            <text:p>15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percentage" office:value="0" table:formula="of:=(18-[.B16])/18*50/100" table:style-name="ce5">
            <text:p>0%</text:p>
          </table:table-cell>
          <table:table-cell office:value-type="percentage" office:value="0" table:formula="of:=(18-[.C16])/18*25/100" table:style-name="ce5">
            <text:p>0%</text:p>
          </table:table-cell>
          <table:table-cell office:value-type="percentage" office:value="0" table:formula="of:=(18-[.D16])/18*25/100" table:style-name="ce6">
            <text:p>0,00%</text:p>
          </table:table-cell>
          <table:table-cell office:value-type="percentage" office:value="0" table:formula="of:=[.E16]+[.F16]+[.G16]" table:style-name="ce7">
            <text:p>0,00%</text:p>
          </table:table-cell>
          <table:table-cell table:number-columns-repeated="16376"/>
        </table:table-row>
        <table:table-row table:style-name="ro1">
          <table:table-cell office:value-type="float" office:value="16" table:formula="of:=[Hoja1.A17]" table:style-name="ce3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18" table:style-name="ce1">
            <text:p>18</text:p>
          </table:table-cell>
          <table:table-cell office:value-type="percentage" office:value="5.5555555555555552E-2" table:formula="of:=(18-[.B17])/18*50/100" table:style-name="ce8">
            <text:p>6%</text:p>
          </table:table-cell>
          <table:table-cell office:value-type="percentage" office:value="2.7777777777777776E-2" table:formula="of:=(18-[.C17])/18*25/100" table:style-name="ce8">
            <text:p>3%</text:p>
          </table:table-cell>
          <table:table-cell office:value-type="percentage" office:value="0" table:formula="of:=(18-[.D17])/18*25/100" table:style-name="ce6">
            <text:p>0,00%</text:p>
          </table:table-cell>
          <table:table-cell office:value-type="percentage" office:value="8.3333333333333329E-2" table:formula="of:=[.E17]+[.F17]+[.G17]" table:style-name="ce7">
            <text:p>8,33%</text:p>
          </table:table-cell>
          <table:table-cell table:number-columns-repeated="16376"/>
        </table:table-row>
        <table:table-row table:style-name="ro1">
          <table:table-cell office:value-type="float" office:value="17" table:formula="of:=[Hoja1.A18]" table:style-name="ce3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percentage" office:value="0" table:formula="of:=(18-[.B18])/18*50/100" table:style-name="ce8">
            <text:p>0%</text:p>
          </table:table-cell>
          <table:table-cell office:value-type="percentage" office:value="0" table:formula="of:=(18-[.C18])/18*25/100" table:style-name="ce8">
            <text:p>0%</text:p>
          </table:table-cell>
          <table:table-cell office:value-type="percentage" office:value="0" table:formula="of:=(18-[.D18])/18*25/100" table:style-name="ce6">
            <text:p>0,00%</text:p>
          </table:table-cell>
          <table:table-cell office:value-type="percentage" office:value="0" table:formula="of:=[.E18]+[.F18]+[.G18]" table:style-name="ce7">
            <text:p>0,00%</text:p>
          </table:table-cell>
          <table:table-cell table:number-columns-repeated="16376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time-style style:name="N25">
      <number:hours/>
      <number:text>:</number:text>
      <number:minutes number:style="long"/>
    </number:time-style>
    <number:time-style style:name="N26">
      <number:hours/>
      <number:text>:</number:text>
      <number:minutes number:style="long"/>
      <number:text>:</number:text>
      <number:seconds number:style="long"/>
    </number:time-style>
    <number:time-style style:name="N36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orcentaje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optiplex780-1</meta:initial-creator>
    <dc:creator>optiplex780-1</dc:creator>
    <meta:creation-date>2019-05-06T09:05:55Z</meta:creation-date>
    <dc:date>2019-09-05T10:12:16Z</dc:date>
  </office:meta>
</office:document-meta>
</file>